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ca6" officeooo:paragraph-rsid="00073ca6"/>
    </style:style>
    <style:style style:name="P2" style:family="paragraph" style:parent-style-name="Standard">
      <style:text-properties officeooo:rsid="000938f8" officeooo:paragraph-rsid="000938f8"/>
    </style:style>
    <style:style style:name="P3" style:family="paragraph" style:parent-style-name="Standard">
      <style:text-properties officeooo:rsid="0009d4e4" officeooo:paragraph-rsid="0009d4e4"/>
    </style:style>
    <style:style style:name="P4" style:family="paragraph" style:parent-style-name="Standard">
      <style:text-properties officeooo:rsid="000a39b5" officeooo:paragraph-rsid="000a39b5"/>
    </style:style>
    <style:style style:name="P5" style:family="paragraph" style:parent-style-name="Standard">
      <style:text-properties officeooo:rsid="000b0740" officeooo:paragraph-rsid="000b0740"/>
    </style:style>
    <style:style style:name="P6" style:family="paragraph" style:parent-style-name="Standard">
      <style:text-properties officeooo:rsid="000d1075" officeooo:paragraph-rsid="000d1075"/>
    </style:style>
    <style:style style:name="P7" style:family="paragraph" style:parent-style-name="Standard">
      <style:text-properties fo:font-weight="bold" officeooo:rsid="000a39b5" officeooo:paragraph-rsid="000a39b5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officeooo:rsid="000938f8"/>
    </style:style>
    <style:style style:name="T2" style:family="text">
      <style:text-properties officeooo:rsid="000a39b5"/>
    </style:style>
    <style:style style:name="T3" style:family="text">
      <style:text-properties officeooo:rsid="000b0740"/>
    </style:style>
    <style:style style:name="T4" style:family="text">
      <style:text-properties officeooo:rsid="000d1075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82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806cm" fo:min-width="0.8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974cm" fo:min-width="0.9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7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2.03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3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1.984cm" fo:min-width="1.7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2.355cm" fo:min-width="1.4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1.799cm" fo:min-width="1.4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2.514cm" fo:min-width="1.5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0.826cm" fo:min-width="2.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1.515cm" fo:min-width="1.51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1.2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textarea-horizontal-align="justify" draw:textarea-vertical-align="middle" draw:auto-grow-height="false" fo:min-height="1.554cm" fo:min-width="1.5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1.4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5" style:family="graphic">
      <style:graphic-properties draw:textarea-horizontal-align="justify" draw:textarea-vertical-align="middle" draw:auto-grow-height="false" fo:min-height="1.577cm" fo:min-width="6.8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6" style:family="graphic">
      <style:graphic-properties draw:textarea-horizontal-align="justify" draw:textarea-vertical-align="middle" draw:auto-grow-height="false" fo:min-height="1.409cm" fo:min-width="6.6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7" style:family="graphic">
      <style:graphic-properties draw:textarea-horizontal-align="justify" draw:textarea-vertical-align="middle" draw:auto-grow-height="false" fo:min-height="1.461cm" fo:min-width="1.4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8" style:family="graphic">
      <style:graphic-properties draw:textarea-horizontal-align="justify" draw:textarea-vertical-align="middle" draw:auto-grow-height="false" fo:min-height="1.244cm" fo:min-width="2.646cm" style:run-through="back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correction</text:p>
      <text:p text:style-name="P1"/>
      <text:p text:style-name="P1">Task/Thread → multithread</text:p>
      <text:p text:style-name="P1">Broker</text:p>
      <text:p text:style-name="P1"><draw:line text:anchor-type="paragraph" draw:z-index="1" draw:name="Ligne 1" draw:style-name="gr1" draw:text-style-name="P8" svg:x1="2.521cm" svg:y1="0.42cm" svg:x2="3.632cm" svg:y2="0.685cm"><text:p/></draw:line><text:tab/>accept</text:p>
      <text:p text:style-name="P1"><draw:line text:anchor-type="paragraph" draw:z-index="2" draw:name="Ligne 2" draw:style-name="gr1" draw:text-style-name="P8" svg:x1="2.812cm" svg:y1="0.701cm" svg:x2="3.632cm" svg:y2="0.198cm"><text:p/></draw:line><text:tab/><text:tab/><text:tab/>RDV</text:p>
      <text:p text:style-name="P1"><text:tab/>connect</text:p>
      <text:p text:style-name="P1">Channel (créé par accept/connect)</text:p>
      <text:p text:style-name="P1"><text:tab/>read/write</text:p>
      <text:p text:style-name="P1"/>
      <text:p text:style-name="P1">Java → obj / monitor / wait/notify()</text:p>
      <text:p text:style-name="P1"/>
      <text:p text:style-name="P2">But rdv = créer Channel</text:p>
      <text:p text:style-name="P1"><draw:custom-shape text:anchor-type="paragraph" draw:z-index="3" draw:name="Forme 1" draw:style-name="gr27" draw:text-style-name="P8" svg:width="2.065cm" svg:height="2.065cm" svg:x="0.43cm" svg:y="0.854cm"><text:p text:style-name="P8">ch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e 2" draw:style-name="gr21" draw:text-style-name="P8" svg:width="2.197cm" svg:height="2.197cm" svg:x="13.104cm" svg:y="1.012cm"><text:p text:style-name="P8">ch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e 3" draw:style-name="gr26" svg:width="6.827cm" svg:height="1.562cm" svg:x="4.293cm" svg:y="3.076cm"><text:p>buf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e 4" draw:style-name="gr25" svg:width="7.039cm" svg:height="1.747cm" svg:x="4.24cm" svg:y="5.219cm"><text:p>buf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name="Ligne 3" draw:style-name="gr3" draw:text-style-name="P8" svg:x1="2.362cm" svg:y1="2.468cm" svg:x2="4.161cm" svg:y2="3.791cm"><text:p/></draw:line><draw:line text:anchor-type="paragraph" draw:z-index="8" draw:name="Ligne 4" draw:style-name="gr3" draw:text-style-name="P8" svg:x1="1.939cm" svg:y1="2.917cm" svg:x2="3.976cm" svg:y2="6.198cm"><text:p/></draw:line><draw:line text:anchor-type="paragraph" draw:z-index="9" draw:name="Ligne 5" draw:style-name="gr3" draw:text-style-name="P8" svg:x1="13.104cm" svg:y1="2.759cm" svg:x2="11.305cm" svg:y2="3.923cm"><text:p/></draw:line><draw:line text:anchor-type="paragraph" draw:z-index="10" draw:name="Ligne 6" draw:style-name="gr3" draw:text-style-name="P8" svg:x1="13.581cm" svg:y1="3.209cm" svg:x2="11.411cm" svg:y2="6.146cm"><text:p/></draw:line><draw:frame text:anchor-type="paragraph" draw:z-index="11" draw:name="Cadre de texte 1" draw:style-name="gr23" draw:text-style-name="P9" svg:width="1.509cm" svg:height="0.795cm" svg:x="2.785cm" svg:y="2.282cm"><draw:text-box><text:p>out</text:p></draw:text-box></draw:frame><draw:frame text:anchor-type="paragraph" draw:z-index="12" draw:name="Cadre de texte 2" draw:style-name="gr24" draw:text-style-name="P9" svg:width="1.482cm" svg:height="1.456cm" svg:x="1.939cm" svg:y="4.187cm"><draw:text-box><text:p>in</text:p></draw:text-box></draw:frame><draw:frame text:anchor-type="paragraph" draw:z-index="13" draw:name="Cadre de texte 3" draw:style-name="gr23" draw:text-style-name="P9" svg:width="1.853cm" svg:height="0.795cm" svg:x="11.49cm" svg:y="2.759cm"><draw:text-box><text:p>in</text:p></draw:text-box></draw:frame><draw:frame text:anchor-type="paragraph" draw:z-index="14" draw:name="Cadre de texte 4" draw:style-name="gr22" draw:text-style-name="P9" svg:width="1.773cm" svg:height="0.927cm" svg:x="12.072cm" svg:y="4.822cm"><draw:text-box><text:p>out</text:p></draw:text-box></draw:frame><text:tab/><text:span text:style-name="T1">CircularBuffer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15" draw:name="Forme 5" draw:style-name="gr19" draw:text-style-name="P8" svg:width="2.144cm" svg:height="2.144cm" svg:x="0.669cm" svg:y="0.065cm"><text:p text:style-name="P8">Brok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e 6" draw:style-name="gr21" draw:text-style-name="P8" svg:width="2.197cm" svg:height="2.197cm" svg:x="12.522cm" svg:y="0.303cm"><text:p text:style-name="P8">Brok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><draw:frame text:anchor-type="paragraph" draw:z-index="17" draw:name="Cadre de texte 5" draw:style-name="gr20" draw:text-style-name="P9" svg:width="6.562cm" svg:height="1.244cm" svg:x="4.32cm" svg:y="0.086cm"><draw:text-box><text:p>Nom + port (maniere de se trouver)</text:p></draw:text-box></draw:frame><draw:line text:anchor-type="paragraph" draw:z-index="21" draw:name="Ligne 8" draw:style-name="gr3" draw:text-style-name="P8" svg:x1="6.621cm" svg:y1="1.542cm" svg:x2="2.679cm" svg:y2="0.113cm"><text:p/></draw:line><draw:line text:anchor-type="paragraph" draw:z-index="22" draw:name="Ligne 9" draw:style-name="gr3" draw:text-style-name="P8" svg:x1="9.373cm" svg:y1="1.33cm" svg:x2="12.522cm" svg:y2="0.377cm"><text:p/></draw:line></text:p>
      <text:p text:style-name="P1"/>
      <text:p text:style-name="P1"><draw:custom-shape text:anchor-type="paragraph" draw:z-index="19" draw:name="Forme 8" draw:style-name="gr18" svg:width="2.938cm" svg:height="1.165cm" svg:x="6.622cm" svg:y="0.065cm"><text:p>Hash&lt;name, Broker&gt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><draw:line text:anchor-type="paragraph" draw:z-index="20" draw:name="Ligne 7" draw:style-name="gr1" draw:text-style-name="P8" svg:x1="7.68cm" svg:y1="1.182cm" svg:x2="7.706cm" svg:y2="0.256cm"><text:p/></draw:line></text:p>
      <text:p text:style-name="P1"/>
      <text:p text:style-name="P1"><draw:custom-shape text:anchor-type="paragraph" draw:z-index="18" draw:name="Forme 7" draw:style-name="gr19" draw:text-style-name="P8" svg:width="2.144cm" svg:height="2.144cm" svg:x="6.675cm" svg:y="0.208cm"><text:p text:style-name="P8">Manag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><draw:line text:anchor-type="paragraph" draw:z-index="43" draw:name="Ligne 13" draw:style-name="gr1" draw:text-style-name="P8" svg:x1="6.675cm" svg:y1="0.388cm" svg:x2="3.394cm" svg:y2="3.986cm"><text:p/></draw:line></text:p>
      <text:p text:style-name="P1"/>
      <text:p text:style-name="P1"/>
      <text:p text:style-name="P1"/>
      <text:p text:style-name="P1"><draw:custom-shape text:anchor-type="paragraph" draw:z-index="39" draw:name="Forme 14" draw:style-name="gr5" draw:text-style-name="P8" svg:width="1.377cm" svg:height="1.377cm" svg:x="9.77cm" svg:y="0.4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><draw:line text:anchor-type="paragraph" draw:z-index="41" draw:name="Ligne 11" draw:style-name="gr3" draw:text-style-name="P8" svg:x1="4.293cm" svg:y1="1.621cm" svg:x2="9.77cm" svg:y2="0.325cm"><text:p/></draw:line><draw:line text:anchor-type="paragraph" draw:z-index="45" draw:name="Ligne 14" draw:style-name="gr1" draw:text-style-name="P8" svg:x1="11.278cm" svg:y1="0.086cm" svg:x2="11.304cm" svg:y2="2.494cm"><text:p/></draw:line></text:p>
      <text:p text:style-name="P1"><draw:frame text:anchor-type="paragraph" draw:z-index="44" draw:name="Cadre de texte 16" draw:style-name="gr2" draw:text-style-name="P9" svg:width="1.985cm" svg:height="1.826cm" svg:x="11.728cm" svg:y="0.473cm"><draw:text-box><text:p>Rdv</text:p></draw:text-box></draw:frame></text:p>
      <text:p text:style-name="P1"><draw:custom-shape text:anchor-type="paragraph" draw:z-index="0" draw:name="Forme 13" draw:style-name="gr28" svg:width="2.647cm" svg:height="1.244cm" svg:x="1.647cm" svg:y="0.224cm"><text:p>List</text:p><draw:enhanced-geometry svg:viewBox="0 0 21600 21600" draw:type="rectangle" draw:enhanced-path="M 0 0 L 21600 0 21600 21600 0 21600 0 0 Z N"/></draw:custom-shape><draw:frame text:anchor-type="paragraph" draw:z-index="23" draw:name="Cadre de texte 12" draw:style-name="gr15" draw:text-style-name="P9" svg:width="2.065cm" svg:height="1.463cm" svg:x="2.547cm" svg:y="0.224cm"><draw:text-box><text:p>Ab</text:p><text:p>Cb</text:p><text:p>ch</text:p></draw:text-box></draw:frame></text:p>
      <text:p text:style-name="P1"><draw:custom-shape text:anchor-type="paragraph" draw:z-index="40" draw:name="Forme 15" draw:style-name="gr4" draw:text-style-name="P8" svg:width="1.138cm" svg:height="1.138cm" svg:x="10.008cm" svg:y="0.5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2" draw:name="Ligne 12" draw:style-name="gr3" draw:text-style-name="P8" svg:x1="4.293cm" svg:y1="0.504cm" svg:x2="10.008cm" svg:y2="1.086cm"><text:p/></draw:line></text:p>
      <text:p text:style-name="P1"><text:soft-page-break/></text:p>
      <text:p text:style-name="P2">BrokerConnect</text:p>
      <text:p text:style-name="P1"/>
      <text:p text:style-name="P1"><draw:custom-shape text:anchor-type="paragraph" draw:z-index="24" draw:name="Forme 9" draw:style-name="gr17" svg:width="1.588cm" svg:height="2.514cm" svg:x="1.462cm" svg:y="0.323cm"><text:p/><draw:enhanced-geometry svg:viewBox="0 0 21600 21600" draw:type="rectangle" draw:enhanced-path="M 0 0 L 21600 0 21600 21600 0 21600 0 0 Z N"/></draw:custom-shape><draw:custom-shape text:anchor-type="paragraph" draw:z-index="25" draw:name="Forme 10" draw:style-name="gr16" svg:width="1.482cm" svg:height="1.8cm" svg:x="1.542cm" svg:y="3.26cm"><text:p/><draw:enhanced-geometry svg:viewBox="0 0 21600 21600" draw:type="rectangle" draw:enhanced-path="M 0 0 L 21600 0 21600 21600 0 21600 0 0 Z N"/></draw:custom-shape><draw:frame text:anchor-type="paragraph" draw:z-index="26" draw:name="Cadre de texte 6" draw:style-name="gr15" draw:text-style-name="P9" svg:width="1.588cm" svg:height="0.98cm" svg:x="-0.363cm" svg:y="3.26cm"><draw:text-box><text:p>Manager connect</text:p></draw:text-box></draw:frame><draw:custom-shape text:anchor-type="paragraph" draw:z-index="27" draw:name="Forme 11" draw:style-name="gr14" svg:width="1.403cm" svg:height="2.356cm" svg:x="13.183cm" svg:y="1.513cm"><text:p/><draw:enhanced-geometry svg:viewBox="0 0 21600 21600" draw:type="rectangle" draw:enhanced-path="M 0 0 L 21600 0 21600 21600 0 21600 0 0 Z N"/></draw:custom-shape><draw:frame text:anchor-type="paragraph" draw:z-index="28" draw:name="Cadre de texte 7" draw:style-name="gr13" draw:text-style-name="P9" svg:width="2.647cm" svg:height="1.588cm" svg:x="15.062cm" svg:y="0.826cm"><draw:text-box><text:p>Broker accept</text:p></draw:text-box></draw:frame><draw:custom-shape text:anchor-type="paragraph" draw:z-index="29" draw:name="Forme 12" draw:style-name="gr12" svg:width="1.8cm" svg:height="1.985cm" svg:x="12.998cm" svg:y="4.344cm"><text:p/><draw:enhanced-geometry svg:viewBox="0 0 21600 21600" draw:type="rectangle" draw:enhanced-path="M 0 0 L 21600 0 21600 21600 0 21600 0 0 Z N"/></draw:custom-shape><draw:frame text:anchor-type="paragraph" draw:z-index="30" draw:name="Cadre de texte 8" draw:style-name="gr11" draw:text-style-name="P9" svg:width="1.853cm" svg:height="1.377cm" svg:x="15.274cm" svg:y="4.344cm"><draw:text-box><text:p>Manager connect</text:p></draw:text-box></draw:frame><draw:frame text:anchor-type="paragraph" draw:z-index="32" draw:name="Cadre de texte 10" draw:style-name="gr10" draw:text-style-name="P9" svg:width="3.255cm" svg:height="1.95cm" svg:x="3.023cm" svg:y="4.874cm"><draw:text-box><text:p>cb=b</text:p><text:p>Wait --</text:p><text:p>Return channel</text:p></draw:text-box></draw:frame><draw:frame text:anchor-type="paragraph" draw:z-index="33" draw:name="Cadre de texte 11" draw:style-name="gr9" draw:text-style-name="P9" svg:width="2.408cm" svg:height="2.038cm" svg:x="10.59cm" svg:y="4.874cm"><draw:text-box><text:p>ab=b</text:p><text:p/></draw:text-box></draw:frame></text:p>
      <text:p text:style-name="P1"/>
      <text:p text:style-name="P1"/>
      <text:p text:style-name="P1"/>
      <text:p text:style-name="P1"><draw:frame text:anchor-type="paragraph" draw:z-index="31" draw:name="Cadre de texte 9" draw:style-name="gr7" draw:text-style-name="P9" svg:width="5.107cm" svg:height="1.747cm" svg:x="4.822cm" svg:y="0.358cm"><draw:text-box><text:p>Broker ab(accept)</text:p><text:p>Broker cb(connect)</text:p><text:p>Channel ch</text:p></draw:text-box></draw:frame><draw:line text:anchor-type="paragraph" draw:z-index="34" draw:name="Ligne verticale 1" draw:style-name="gr1" draw:text-style-name="P8" svg:x1="8.474cm" svg:y1="0.058cm" svg:x2="8.474cm" svg:y2="1.328cm"><text:p/></draw:line><draw:frame text:anchor-type="paragraph" draw:z-index="35" draw:name="Cadre de texte 13" draw:style-name="gr8" draw:text-style-name="P9" svg:width="2.144cm" svg:height="1.95cm" svg:x="8.924cm" svg:y="0.217cm"><draw:text-box><text:p>Obj commun pour synchro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RDV</text:span> pour 1 accept 1 conenct (pas suffisant car multithread)</text:p>
      <text:p text:style-name="P3">synch</text:p>
      <text:p text:style-name="P3">connect()</text:p>
      <text:p text:style-name="P3"><text:tab/>if(ab!=null){</text:p>
      <text:p text:style-name="P3"><text:tab/><text:tab/>ch</text:p>
      <text:p text:style-name="P3"><text:tab/>}eslse{</text:p>
      <text:p text:style-name="P3"><text:tab/><text:tab/>wait() ;</text:p>
      <text:p text:style-name="P3">}retun ch</text:p>
      <text:p text:style-name="P1"/>
      <text:p text:style-name="P1"/>
      <text:p text:style-name="P3"><draw:frame text:anchor-type="paragraph" draw:z-index="36" draw:name="Cadre de texte 14" draw:style-name="gr7" draw:text-style-name="P9" svg:width="5.107cm" svg:height="2.437cm" svg:x="0.721cm" svg:y="0.464cm"><draw:text-box><text:p>Broker ab(accept)</text:p><text:p>Broker cb(connect)</text:p><text:p>Channel ch</text:p><text:p>String nom</text:p><text:p>Int port</text:p></draw:text-box></draw:frame>Besoin de N version de ab,cb, ch pour chaque rdv </text:p>
      <text:p text:style-name="P1"/>
      <text:p text:style-name="P1"><draw:frame text:anchor-type="paragraph" draw:z-index="37" draw:name="Cadre de texte 15" draw:style-name="gr6" draw:text-style-name="P9" svg:width="2.303cm" svg:height="1.086cm" svg:x="6.172cm" svg:y="0.307cm"><draw:text-box><text:p>Objet RDV</text:p></draw:text-box></draw:frame></text:p>
      <text:p text:style-name="P1"><draw:line text:anchor-type="paragraph" draw:z-index="38" draw:name="Ligne 10" draw:style-name="gr1" draw:text-style-name="P8" svg:x1="4.029cm" svg:y1="0.164cm" svg:x2="6.013cm" svg:y2="0.138cm"><text:p/></draw:line></text:p>
      <text:p text:style-name="P1"/>
      <text:p text:style-name="P1"/>
      <text:p text:style-name="P4">Mger t<text:span text:style-name="T3">ra</text:span>ck Broker et cree rdv</text:p>
      <text:p text:style-name="P4">Broker viennent sur rdv pour wait notify</text:p>
      <text:p text:style-name="P4"/>
      <text:p text:style-name="P7">Mger</text:p>
      <text:p text:style-name="P4">connect(<text:span text:style-name="T4">Broker, Nom, Port</text:span>)</text:p>
      <text:p text:style-name="P4"><text:tab/>list<text:span text:style-name="T3">(ou hash)</text:span>&lt;rdv&gt; rdv</text:p>
      <text:p text:style-name="P1"><text:tab/></text:p>
      <text:p text:style-name="P6">accept(Broker, Nom, Port)</text:p>
      <text:p text:style-name="P1"/>
      <text:p text:style-name="P4">Hypothese : 1seul accept nom-port car accept bloquant, <text:span text:style-name="T3">plsr connect</text:span></text:p>
      <text:p text:style-name="P4"/>
      <text:p text:style-name="P5">si plsr connect avant accept → 1accept-connect, la reste s’endorment , un connect peut se bloquer sur manaegr si déjà connect sur nom-port (peut pas ajouter un rdv a la liste si déjà meme nom-port)</text:p>
      <text:p text:style-name="P5"/>
      <text:p text:style-name="P5">si connect alros que déjà accept-→ <text:span text:style-name="T4">connexion etablie </text:span></text:p>
      <text:p text:style-name="P6">si connect alors que déjà connect → on se met en attente </text:p>
      <text:p text:style-name="P6">si seul connect et pas accept → on se met dans rdv</text:p>
      <text:p text:style-name="P6"><text:soft-page-break/>si accept et y a déjà connect → connexion </text:p>
      <text:p text:style-name="P6">si accept et pas déjà rdv → bloque</text:p>
      <text:p text:style-name="P6"/>
      <text:p text:style-name="P6">broker viennet sur manaegr ou il y a la liste rdv et delegue le fait que les 2 broker se trouevnt à rdv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0:03:38.847667669</meta:creation-date>
    <dc:date>2022-10-06T14:16:18.180674208</dc:date>
    <meta:editing-duration>PT2H50M56S</meta:editing-duration>
    <meta:editing-cycles>5</meta:editing-cycles>
    <meta:generator>LibreOffice/7.3.2.2$Linux_X86_64 LibreOffice_project/30$Build-2</meta:generator>
    <meta:document-statistic meta:table-count="0" meta:image-count="0" meta:object-count="0" meta:page-count="4" meta:paragraph-count="36" meta:word-count="197" meta:character-count="1118" meta:non-whitespace-character-count="937"/>
  </office:meta>
</office:document-meta>
</file>